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01bd4"/>
    </style:style>
    <style:style style:name="P2" style:family="paragraph" style:parent-style-name="Standard">
      <style:text-properties officeooo:paragraph-rsid="00108c83"/>
    </style:style>
    <style:style style:name="T1" style:family="text">
      <style:text-properties officeooo:rsid="000fdc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Projekt zakłada stworzenie programu, którego użytkownikami będą osoby prowadzące kurs, zajęcia dla pewnej grupy uczniów. Nauczyciel będzie miał przypisaną grupę uczniów. Będzie on zarządzał danymi dla tej grupy. Program będzie składał się z 2 głównych części: dzienniku ocen i terminarza. </text:span></text:p>
      <text:p text:style-name="P2"><text:span text:style-name="T1"><text:tab/>Dziennik ocen będzie przechowywał zebrane oceny przez uczestników kursu. Oceny będzie wpisywał prowadzący kursu. Uczniowie będą mieć wgląd do zebranych ocen. Każda ocena będzie zawierała informacje o tym czego dotyczy, jej waga, termin wystawienia i dodatkowe uwagi. Ze wszystkich ocen program obliczy średnią zgodnie z przydzielonymi wagami. Wpisaną ocenę będzie można zmieniać. Program będzie prezentował listę ocen na ekranie głównym. Lista uczniów będzie ułożona alfabetycznie. Na ekranie będą ukazane wydarzenia za którą uczeń będzie mógł otrzymać ocenę. Nauczyciel będzie mógł również otrzymać podsumowanie pokazujące ogólne informacje o grupie.</text:span></text:p>
      <text:p text:style-name="P1"><text:span text:style-name="T1"><text:tab/>Terminarz będzie służył do zaplanowania różnych wydarzeń w czasie jak i zapamiętanie wcześniejszych zdarzeń. Do każdego wydarzenia będzie przypisany opis, mówiący o szczegółach wydarzenia. Zdarzenia będą uporządkowane według dni chronologicznie. Do każdej daty można przypisać kilka zdarzeń. Wydarzenia <text:s/>mogą również nie mieć przypisanej daty, gdy zdarzenie występuje wiele razy. Oceny mogą być połączone z danymi wydarzeniami. Osoba korzystająca z programu będzie mogła filtrować według rodzaju lub dn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9:55:33.709827742</meta:creation-date>
    <dc:date>2016-03-01T22:44:18.884720149</dc:date>
    <meta:editing-duration>PT1H48M3S</meta:editing-duration>
    <meta:editing-cycles>1</meta:editing-cycles>
    <meta:document-statistic meta:table-count="0" meta:image-count="0" meta:object-count="0" meta:page-count="1" meta:paragraph-count="3" meta:word-count="195" meta:character-count="1448" meta:non-whitespace-character-count="1251"/>
    <meta:generator>LibreOffice/4.2.8.2$Linux_X86_64 LibreOffice_project/420m0$Build-2</meta:generator>
  </office:meta>
</office:document-meta>
</file>